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356cm" draw:marker-end-width="0.356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49cm" svg:height="1.308cm" svg:x="3.032cm" svg:y="4.683cm">
          <text:p>Download 3DMax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7cm" svg:x="3.032cm" svg:y="7.08cm">
          <text:p text:style-name="P1">Edit &amp; Export Obj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7cm" svg:x="3.032cm" svg:y="9.259cm">
          <text:p text:style-name="P1">Save to Shared Fol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8cm" svg:x="3.032cm" svg:y="13.827cm">
          <text:p text:style-name="P1">Unitize The Mes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6cm" svg:x="3.032cm" svg:y="16.114cm">
          <text:p text:style-name="P1">Simplif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8cm" svg:x="3.032cm" svg:y="18.464cm">
          <text:p text:style-name="P1">Infl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7cm" svg:x="12.385cm" svg:y="18.489cm">
          <text:p text:style-name="P1">Smooth &amp; Simplif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8cm" svg:x="12.385cm" svg:y="16.16cm">
          <text:p text:style-name="P1">Tetrahedron Mes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8cm" svg:x="12.385cm" svg:y="13.89cm">
          <text:p text:style-name="P1">Vol &amp; Materi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7cm" svg:x="12.385cm" svg:y="11.734cm">
          <text:p text:style-name="P1">Interpolate Weigh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8cm" svg:x="12.385cm" svg:y="9.468cm">
          <text:p text:style-name="P1">Constraint Nod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6cm" svg:x="12.504cm" svg:y="7.114cm">
          <text:p text:style-name="P1">Start Simul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1cm" svg:height="1.09cm" svg:x="5.752cm" svg:y="5.9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09cm" svg:height="1.088cm" svg:x="5.634cm" svg:y="8.3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09cm" svg:height="1.089cm" svg:x="5.634cm" svg:y="10.4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09cm" svg:height="1.089cm" svg:x="5.634cm" svg:y="15.0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09cm" svg:height="1.089cm" svg:x="5.634cm" svg:y="17.3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1cm" svg:height="1.198cm" svg:x="14.987cm" svg:y="17.32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1cm" svg:height="1.197cm" svg:x="14.987cm" svg:y="15.04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1cm" svg:height="1.198cm" svg:x="14.987cm" svg:y="12.7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1cm" svg:height="1.199cm" svg:x="14.987cm" svg:y="10.6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1cm" svg:height="1.199cm" svg:x="14.987cm" svg:y="8.3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312cm" svg:height="0.655cm" svg:x="9.118cm" svg:y="18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8.161cm" svg:height="9.271cm" svg:x="1.762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49cm" svg:height="1.308cm" svg:x="3.106cm" svg:y="11.503cm">
          <text:p text:style-name="P1">Create Simulation</text:p>
          <text:p text:style-name="P1">Fold and Fil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09cm" svg:height="1.089cm" svg:x="5.625cm" svg:y="12.8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ba </meta:initial-creator>
    <meta:creation-date>2012-10-03T19:27:52</meta:creation-date>
    <dc:date>2012-10-03T19:53:34</dc:date>
    <dc:creator>simba </dc:creator>
    <meta:editing-duration>PT19M38S</meta:editing-duration>
    <meta:editing-cycles>40</meta:editing-cycles>
    <meta:generator>LibreOffice/3.5$Linux_X86_64 LibreOffice_project/350m1$Build-2</meta:generator>
    <meta:document-statistic meta:object-count="26"/>
  </office:meta>
</office:document-meta>
</file>